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28fed" officeooo:paragraph-rsid="00128fe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28fed" officeooo:paragraph-rsid="00128fe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28fed" officeooo:paragraph-rsid="00128fed" style:font-size-asian="14pt" style:font-weight-asian="normal" style:font-size-complex="16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fo:language="zxx" fo:country="none" fo:font-weight="normal" officeooo:rsid="00128fed" officeooo:paragraph-rsid="00128fed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6pt" fo:language="zxx" fo:country="none" fo:font-weight="normal" officeooo:rsid="00128fed" officeooo:paragraph-rsid="00128fed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6pt" fo:language="zxx" fo:country="none" fo:font-weight="normal" officeooo:rsid="0013a0a5" officeooo:paragraph-rsid="0013a0a5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6pt" fo:language="zxx" fo:country="none" fo:font-weight="normal" officeooo:rsid="0013a0a5" officeooo:paragraph-rsid="00150a49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language="zxx" fo:country="none" officeooo:paragraph-rsid="00150a49" style:language-asian="zxx" style:country-asian="none" style:language-complex="zxx" style:country-complex="none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fo:language="zxx" fo:country="none" fo:font-style="italic" fo:font-weight="normal" officeooo:rsid="0013a0a5" officeooo:paragraph-rsid="0013a0a5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language="zxx" fo:country="none" officeooo:paragraph-rsid="0013a0a5" style:language-asian="zxx" style:country-asian="none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fo:language="zxx" fo:country="none" officeooo:paragraph-rsid="0013a0a5" style:language-asian="zxx" style:country-asian="none" style:language-complex="zxx" style:country-complex="none"/>
    </style:style>
    <style:style style:name="P12" style:family="paragraph" style:parent-style-name="Standard" style:list-style-name="L2">
      <style:paragraph-properties fo:text-align="start" style:justify-single-word="false"/>
      <style:text-properties fo:language="zxx" fo:country="none" officeooo:rsid="00150a49" officeooo:paragraph-rsid="00150a49" style:language-asian="zxx" style:country-asian="none" style:language-complex="zxx" style:country-complex="none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6pt" fo:language="zxx" fo:country="none" fo:font-weight="normal" officeooo:rsid="00150a49" officeooo:paragraph-rsid="00150a49" style:font-size-asian="14pt" style:language-asian="zxx" style:country-asian="none" style:font-weight-asian="normal" style:font-size-complex="16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zxx" fo:country="none" officeooo:rsid="00150a49" officeooo:paragraph-rsid="00150a49" style:language-asian="zxx" style:country-asian="none" style:language-complex="zxx" style:country-complex="none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6pt" fo:language="zxx" fo:country="none" fo:font-style="italic" fo:font-weight="normal" officeooo:rsid="00150a49" officeooo:paragraph-rsid="00150a49" style:font-size-asian="14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6pt" fo:language="zxx" fo:country="none" fo:font-style="normal" fo:font-weight="normal" officeooo:rsid="001744d3" officeooo:paragraph-rsid="001744d3" style:font-size-asian="14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language="zxx" fo:country="none" officeooo:rsid="001744d3" officeooo:paragraph-rsid="001744d3" style:language-asian="zxx" style:country-asian="none" style:language-complex="zxx" style:country-complex="none"/>
    </style:style>
    <style:style style:name="P18" style:family="paragraph" style:parent-style-name="Standard" style:list-style-name="L2">
      <style:paragraph-properties fo:text-align="start" style:justify-single-word="false"/>
      <style:text-properties fo:language="zxx" fo:country="none" officeooo:rsid="0016cb91" officeooo:paragraph-rsid="0016cb91" style:language-asian="zxx" style:country-asian="none" style:language-complex="zxx" style:country-complex="none"/>
    </style:style>
    <style:style style:name="P19" style:family="paragraph" style:parent-style-name="Standard" style:list-style-name="L2">
      <style:paragraph-properties fo:text-align="start" style:justify-single-word="false"/>
      <style:text-properties fo:language="zxx" fo:country="none" fo:font-style="italic" officeooo:rsid="00150a49" officeooo:paragraph-rsid="00150a49" style:language-asian="zxx" style:country-asian="none" style:font-style-asian="italic" style:language-complex="zxx" style:country-complex="none" style:font-style-complex="italic"/>
    </style:style>
    <style:style style:name="P20" style:family="paragraph" style:parent-style-name="Standard" style:list-style-name="L2">
      <style:paragraph-properties fo:text-align="start" style:justify-single-word="false"/>
      <style:text-properties fo:color="#000000" loext:opacity="100%" fo:font-size="16pt" fo:language="zxx" fo:country="none" fo:font-style="italic" fo:font-weight="normal" officeooo:rsid="001744d3" officeooo:paragraph-rsid="00174a48" style:font-size-asian="14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language="zxx" fo:country="none" fo:font-style="italic" officeooo:rsid="00150a49" officeooo:paragraph-rsid="00174a48" style:language-asian="zxx" style:country-asian="none" style:font-style-asian="italic" style:language-complex="zxx" style:country-complex="none" style:font-style-complex="italic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6pt" fo:language="zxx" fo:country="none" fo:font-style="italic" fo:font-weight="normal" officeooo:rsid="001744d3" officeooo:paragraph-rsid="00150a49" style:font-size-asian="14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color="#000000" loext:opacity="100%" fo:font-size="16pt" fo:language="zxx" fo:country="none" fo:font-style="italic" fo:font-weight="normal" officeooo:rsid="001744d3" officeooo:paragraph-rsid="00150a49" style:font-size-asian="14pt" style:language-asian="zxx" style:country-asian="none" style:font-style-asian="italic" style:font-weight-asian="normal" style:font-size-complex="16pt" style:language-complex="zxx" style:country-complex="none" style:font-style-complex="italic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color="#000000" loext:opacity="100%" fo:language="zxx" fo:country="none" fo:font-style="italic" officeooo:rsid="00150a49" officeooo:paragraph-rsid="00150a49" style:language-asian="zxx" style:country-asian="none" style:font-style-asian="italic" style:language-complex="zxx" style:country-complex="none" style:font-style-complex="italic"/>
    </style:style>
    <style:style style:name="T1" style:family="text">
      <style:text-properties officeooo:rsid="0013a0a5"/>
    </style:style>
    <style:style style:name="T2" style:family="text">
      <style:text-properties officeooo:rsid="00150a49"/>
    </style:style>
    <style:style style:name="T3" style:family="text">
      <style:text-properties fo:font-size="16pt" fo:font-weight="normal" officeooo:rsid="0013a0a5" style:font-size-asian="14pt" style:font-weight-asian="normal" style:font-size-complex="16pt" style:font-weight-complex="normal"/>
    </style:style>
    <style:style style:name="T4" style:family="text">
      <style:text-properties fo:font-size="14pt" fo:font-style="italic" fo:font-weight="normal" officeooo:rsid="0013a0a5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6pt" fo:font-weight="normal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16cb91" style:font-size-asian="14pt" style:font-weight-asian="normal" style:font-size-complex="16pt" style:font-weight-complex="normal"/>
    </style:style>
    <style:style style:name="T7" style:family="text">
      <style:text-properties fo:font-size="16pt" fo:font-style="italic" fo:font-weight="normal" style:font-size-asian="14pt" style:font-style-asian="italic" style:font-weight-asian="normal" style:font-size-complex="16pt" style:font-style-complex="italic" style:font-weight-complex="normal"/>
    </style:style>
    <style:style style:name="T8" style:family="text">
      <style:text-properties fo:color="#ff0000" loext:opacity="100%" fo:font-size="16pt" fo:font-weight="normal" officeooo:rsid="0016cb91" style:font-size-asian="14pt" style:font-weight-asian="normal" style:font-size-complex="16pt" style:font-weight-complex="normal"/>
    </style:style>
    <style:style style:name="T9" style:family="text">
      <style:text-properties fo:color="#00a933" loext:opacity="100%" fo:font-size="16pt" fo:font-weight="normal" officeooo:rsid="0016cb91" style:font-size-asian="14pt" style:font-weight-asian="normal" style:font-size-complex="16pt" style:font-weight-complex="normal"/>
    </style:style>
    <style:style style:name="T10" style:family="text">
      <style:text-properties fo:color="#ff0000" loext:opacity="100%" fo:font-size="16pt" fo:font-weight="normal" officeooo:rsid="001744d3" style:font-size-asian="14pt" style:font-weight-asian="normal" style:font-size-complex="16pt" style:font-weight-complex="normal"/>
    </style:style>
    <style:style style:name="T11" style:family="text">
      <style:text-properties fo:color="#000000" loext:opacity="100%" fo:font-size="16pt" fo:font-weight="normal" officeooo:rsid="001744d3" style:font-size-asian="14pt" style:font-weight-asian="normal" style:font-size-complex="16pt" style:font-weight-complex="normal"/>
    </style:style>
    <style:style style:name="T12" style:family="text">
      <style:text-properties fo:color="#00a933" loext:opacity="100%" fo:font-size="16pt" fo:font-weight="normal" officeooo:rsid="001744d3" style:font-size-asian="14pt" style:font-weight-asian="normal" style:font-size-complex="16pt" style:font-weight-complex="normal"/>
    </style:style>
    <style:style style:name="T13" style:family="text">
      <style:text-properties fo:color="#ff0000" loext:opacity="100%" fo:font-size="16pt" fo:font-weight="normal" style:font-size-asian="14pt" style:font-weight-asian="normal" style:font-size-complex="16pt" style:font-weight-complex="normal"/>
    </style:style>
    <style:style style:name="T14" style:family="text">
      <style:text-properties fo:font-size="16pt" fo:font-weight="normal" officeooo:rsid="001744d3" style:font-size-asian="14pt" style:font-weight-asian="normal" style:font-size-complex="16pt" style:font-weight-complex="normal"/>
    </style:style>
    <style:style style:name="T15" style:family="text">
      <style:text-properties fo:color="#ff860d" loext:opacity="100%" fo:font-size="16pt" fo:font-weight="normal" officeooo:rsid="001744d3" style:font-size-asian="14pt" style:font-weight-asian="normal" style:font-size-complex="16pt" style:font-weight-complex="normal"/>
    </style:style>
    <style:style style:name="T16" style:family="text">
      <style:text-properties fo:color="#ff860d" loext:opacity="100%" fo:font-size="16pt" fo:font-weight="normal" officeooo:rsid="00174a48" style:font-size-asian="14pt" style:font-weight-asian="normal" style:font-size-complex="16pt" style:font-weight-complex="normal"/>
    </style:style>
    <style:style style:name="T17" style:family="text">
      <style:text-properties fo:color="#ff860d" loext:opacity="100%" fo:font-size="16pt" fo:font-weight="normal" officeooo:rsid="00177e5c" style:font-size-asian="14pt" style:font-weight-asian="normal" style:font-size-complex="16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line di validazione</text:p>
      <text:p text:style-name="P2"/>
      <text:p text:style-name="P3"/>
      <text:list text:style-name="L1">
        <text:list-item>
          <text:p text:style-name="P4">Suddivisione del corpus in chunk: </text:p>
        </text:list-item>
      </text:list>
      <text:list text:style-name="L2">
        <text:list-item>
          <text:list>
            <text:list-item>
              <text:p text:style-name="P5">Tipo di chunking: a dimensione fissa</text:p>
            </text:list-item>
            <text:list-item>
              <text:p text:style-name="P5"><text:span text:style-name="T1">T</text:span>oken per chunk: 2000</text:p>
            </text:list-item>
            <text:list-item>
              <text:p text:style-name="P5">Padding: 200</text:p>
              <text:p text:style-name="P5"/>
            </text:list-item>
          </text:list>
        </text:list-item>
        <text:list-item>
          <text:p text:style-name="P6">Pulizia del testo:</text:p>
          <text:list>
            <text:list-item>
              <text:p text:style-name="P6">Conversione in minuscolo</text:p>
            </text:list-item>
            <text:list-item>
              <text:p text:style-name="P6">Rimozione caratteri non ASCII (solo documenti in inglese)</text:p>
            </text:list-item>
            <text:list-item>
              <text:p text:style-name="P6">Rimozione elenchi puntati e numerati</text:p>
            </text:list-item>
            <text:list-item>
              <text:p text:style-name="P6">Rimozione sequenze multiple di caratteri di escape</text:p>
              <text:p text:style-name="P6"/>
            </text:list-item>
          </text:list>
        </text:list-item>
        <text:list-item>
          <text:p text:style-name="P6">No embedding (a differenza del Retriever)</text:p>
          <text:p text:style-name="P6"/>
        </text:list-item>
        <text:list-item>
          <text:p text:style-name="P6">Setup del generatore Q&amp;A</text:p>
          <text:list>
            <text:list-item>
              <text:p text:style-name="P6">Modello: Mixtral <text:span text:style-name="T2">8</text:span>x<text:span text:style-name="T2">7</text:span>B Instruct v0.1 (46B parametri)</text:p>
            </text:list-item>
            <text:list-item>
              <text:p text:style-name="P7">Prompt: </text:p>
              <text:p text:style-name="P8"><text:span text:style-name="T3">“</text:span><text:span text:style-name="T4">Your task is to write a factoid question and an answer given a context.</text:span></text:p>
              <text:p text:style-name="P9">Your factoid question should be answerable with a specific, concise piece of factual information from the context.</text:p>
              <text:p text:style-name="P9">Your factoid question should be formulated in the same style as questions users could ask in a search engine.</text:p>
              <text:p text:style-name="P10"><text:span text:style-name="T4">This means that your factoid question MUST NOT mention something like "according to the passage" or "context”</text:span><text:span text:style-name="T3">”</text:span></text:p>
            </text:list-item>
          </text:list>
        </text:list-item>
      </text:list>
      <text:p text:style-name="P11"><text:span text:style-name="T3"/></text:p>
      <text:list text:continue-numbering="true" text:style-name="L2">
        <text:list-item>
          <text:p text:style-name="P12"><text:span text:style-name="T3">S</text:span><text:span text:style-name="T5">elezione randomica di un numero arbitrario di chunk</text:span></text:p>
          <text:list>
            <text:list-item>
              <text:p text:style-name="P13">Chunk di partenza: 50</text:p>
            </text:list-item>
          </text:list>
        </text:list-item>
      </text:list>
      <text:p text:style-name="P14"><text:span text:style-name="T5"/></text:p>
      <text:list text:continue-numbering="true" text:style-name="L2">
        <text:list-item>
          <text:p text:style-name="P13">Generazione del dataset “grezzo” come elenco di </text:p>
          <text:p text:style-name="P15">(domanda, risposta, testo del chunk)</text:p>
          <text:list>
            <text:list-item>
              <text:p text:style-name="P16">Q&amp;A di partenza: 50</text:p>
            </text:list-item>
          </text:list>
        </text:list-item>
      </text:list>
      <text:p text:style-name="P14"><text:span text:style-name="T5"/></text:p>
      <text:list text:continue-numbering="true" text:style-name="L2">
        <text:list-item>
          <text:p text:style-name="P12"><text:span text:style-name="T5">Filtro </text:span><text:span text:style-name="T6">a mano </text:span><text:span text:style-name="T5">delle </text:span><text:span text:style-name="T6">domande impertinenti e/o che chiedono esplicitamente di riferirsi al contesto fornito</text:span></text:p>
          <text:list>
            <text:list-item>
              <text:p text:style-name="P17"><text:span text:style-name="T6">D</text:span><text:span text:style-name="T5">a 50 rimangono 28 domande</text:span></text:p>
            </text:list-item>
            <text:list-item>
              <text:p text:style-name="P12"><text:span text:style-name="T5">Es. “</text:span><text:span text:style-name="T7">Which is the spanish term for &lt;nome&gt;?</text:span><text:span text:style-name="T5">”</text:span></text:p>
            </text:list-item>
            <text:list-item>
              <text:p text:style-name="P18"><text:span text:style-name="T5">Es. “</text:span><text:span text:style-name="T7">Which is the most mentioned brand in the provided context?</text:span><text:span text:style-name="T5">”</text:span></text:p>
              <text:p text:style-name="P18"><text:soft-page-break/><text:span text:style-name="T5"/></text:p>
            </text:list-item>
          </text:list>
        </text:list-item>
        <text:list-item>
          <text:p text:style-name="P12"><text:span text:style-name="T5">Correzione </text:span><text:span text:style-name="T6">a mano</text:span><text:span text:style-name="T5"> delle risposte rispetto al testo di partenza. Errori probabilmente dovuti alle limitazioni del modello usato. </text:span></text:p>
          <text:list>
            <text:list-item>
              <text:p text:style-name="P15">“What is the most used intraoral scanner brand?” </text:p>
              <text:p text:style-name="P19"><text:span text:style-name="T8">“Dentsply Sirona”</text:span><text:span text:style-name="T6"> → </text:span><text:span text:style-name="T9">“3shape”</text:span></text:p>
            </text:list-item>
            <text:list-item>
              <text:p text:style-name="P20">“How many restorations are there in total produced by digital flow prosthesis providers?”</text:p>
              <text:p text:style-name="P21"><text:span text:style-name="T10">“100%”</text:span><text:span text:style-name="T11"> → </text:span><text:span text:style-name="T12">“47,7% of restorations are produced by digital flow prosthesis providers: crowns, bridges, inlays and veneers, while 52,3% are traditional prosthesis.”</text:span></text:p>
            </text:list-item>
            <text:list-item>
              <text:p text:style-name="P15">"What is the mean satisfaction score for all CAD-CAM brands in dental labs?"</text:p>
              <text:p text:style-name="P19"><text:span text:style-name="T13">“</text:span><text:span text:style-name="T10">7,9”</text:span><text:span text:style-name="T14"> → </text:span><text:span text:style-name="T12">“8,1”</text:span></text:p>
            </text:list-item>
            <text:list-item>
              <text:p text:style-name="P22">"What is the net promoter score in Italy in 2018?"</text:p>
              <text:p text:style-name="P19"><text:span text:style-name="T14">“The net promoter score in 2018 is 31% </text:span><text:span text:style-name="T15">for dental clinics and 38% for dental laboratories.</text:span><text:span text:style-name="T11">”</text:span></text:p>
            </text:list-item>
            <text:list-item>
              <text:p text:style-name="P23">“How does the brand Bego rate in terms of reputation?”</text:p>
              <text:p text:style-name="P24"><text:span text:style-name="T14">“</text:span><text:span text:style-name="T16">The brand Bego scores above the average in terms of </text:span><text:span text:style-name="T17">reputation</text:span><text:span text:style-name="T15">”</text:span><text:span text:style-name="T14"> → </text:span><text:span text:style-name="T12">"The brand Bego scores higher than average in trustworthiness but falls down below the average in affordability."</text:span></text:p>
            </text:list-item>
          </text:list>
          <text:p text:style-name="P5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1:25:14.332891259</meta:creation-date>
    <meta:generator>LibreOffice/24.8.3.2$Linux_X86_64 LibreOffice_project/480$Build-2</meta:generator>
    <dc:date>2024-12-10T09:55:46.747830385</dc:date>
    <meta:editing-duration>PT1H8M51S</meta:editing-duration>
    <meta:editing-cycles>5</meta:editing-cycles>
    <meta:document-statistic meta:table-count="0" meta:image-count="0" meta:object-count="0" meta:page-count="2" meta:paragraph-count="43" meta:word-count="386" meta:character-count="2214" meta:non-whitespace-character-count="1903"/>
  </office:meta>
</office:document-meta>
</file>